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900" draw:textarea-horizontal-align="justify" draw:textarea-vertical-align="middle" draw:auto-grow-height="false" fo:min-height="0.893cm" fo:min-width="1.65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0066" draw:textarea-vertical-align="middle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9900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0066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59cm" svg:height="1.143cm" svg:x="9.431cm" svg:y="20.65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9.431cm" svg:y="18.55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9.431cm" svg:y="16.55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9.431cm" svg:y="14.55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6.131cm" svg:y="12.55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223cm" svg:y1="13.668cm" svg:x2="9.382cm" svg:y2="14.589cm">
          <text:p/>
        </draw:line>
        <draw:line draw:style-name="gr2" draw:text-style-name="P3" draw:layer="layout" svg:x1="10.523cm" svg:y1="15.668cm" svg:x2="10.523cm" svg:y2="16.557cm">
          <text:p/>
        </draw:line>
        <draw:line draw:style-name="gr2" draw:text-style-name="P3" draw:layer="layout" svg:x1="10.523cm" svg:y1="17.668cm" svg:x2="10.523cm" svg:y2="18.557cm">
          <text:p/>
        </draw:line>
        <draw:line draw:style-name="gr2" draw:text-style-name="P3" draw:layer="layout" svg:x1="10.523cm" svg:y1="19.768cm" svg:x2="10.523cm" svg:y2="20.657cm">
          <text:p/>
        </draw:line>
        <draw:polygon draw:style-name="gr3" draw:text-style-name="P4" draw:layer="layout" svg:width="3.301cm" svg:height="1.015cm" svg:x="4.114cm" svg:y="9.045cm" svg:viewBox="0 0 3302 1016" draw:points="0,0 3302,0 3302,581 2921,1016 381,1016 0,581">
          <text:p text:style-name="P1">math</text:p>
        </draw:polygon>
        <draw:polygon draw:style-name="gr3" draw:text-style-name="P4" draw:layer="layout" svg:width="3.301cm" svg:height="1.015cm" svg:x="11.614cm" svg:y="11.645cm" svg:viewBox="0 0 3302 1016" draw:points="0,0 3302,0 3302,581 2921,1016 381,1016 0,581">
          <text:p text:style-name="P1">master</text:p>
        </draw:polygon>
        <draw:line draw:style-name="gr4" draw:text-style-name="P3" draw:layer="layout" svg:x1="5.699cm" svg:y1="10.085cm" svg:x2="7.223cm" svg:y2="12.498cm">
          <text:p/>
        </draw:line>
        <draw:line draw:style-name="gr4" draw:text-style-name="P3" draw:layer="layout" svg:x1="13.192cm" svg:y1="12.588cm" svg:x2="10.525cm" svg:y2="14.4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Ubuntu" svg:font-family="Ubuntu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Ubuntu" style:font-family-complex="Ubuntu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="none" draw:fill-gradient-name="Gradient_20_8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3:20:14.606349591</meta:creation-date>
    <dc:date>2017-04-06T14:31:21.903860709</dc:date>
    <meta:editing-duration>PT4M4S</meta:editing-duration>
    <meta:editing-cycles>6</meta:editing-cycles>
    <meta:generator>LibreOffice/5.3.0.3$Linux_X86_64 LibreOffice_project/30m0$Build-3</meta:generator>
    <meta:document-statistic meta:object-count="13"/>
  </office:meta>
</office:document-meta>
</file>